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1687639274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MissingParts()</text:span></text:p></office:annotation></text:span><text:span text:style-name="T8"><text:text-input text:description="Titre du demandeur">self.templateMissingPartsFullname(missingPart)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9-07-27T10:37:25</meta:creation-date>
    <dc:date>2011-11-15T10:08:06</dc:date>
    <dc:language>fr-FR</dc:language>
    <meta:editing-cycles>94</meta:editing-cycles>
    <meta:editing-duration>P1DT9H50M</meta:editing-duration>
    <dc:creator>sde </dc:creator>
    <meta:document-statistic meta:table-count="0" meta:image-count="0" meta:object-count="0" meta:page-count="1" meta:paragraph-count="25" meta:word-count="184" meta:character-count="1589"/>
    <meta:user-defined meta:name="Info 1"/>
    <meta:user-defined meta:name="Info 2"/>
    <meta:user-defined meta:name="Info 3"/>
    <meta:user-defined meta:name="Info 4"/>
  </office:meta>
</office:document-meta>
</file>